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97200004E737BB2FDC9.svm" manifest:media-type=""/>
  <manifest:file-entry manifest:full-path="Pictures/200000090000521100005595F9DC2D4D.svm" manifest:media-type=""/>
  <manifest:file-entry manifest:full-path="Pictures/20000007000027B100001A9118047A2D.svm" manifest:media-type=""/>
  <manifest:file-entry manifest:full-path="Pictures/2000000700002F5700001CBC855E0B33.svm" manifest:media-type=""/>
  <manifest:file-entry manifest:full-path="Pictures/2000000700002F2200001C38B137F00B.svm" manifest:media-type=""/>
  <manifest:file-entry manifest:full-path="Pictures/200000070000431400002A46DE859B3F.svm" manifest:media-type=""/>
  <manifest:file-entry manifest:full-path="Pictures/20000007000024B20000307A312F61D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3.5201in" table:align="right"/>
    </style:style>
    <style:style style:name="표1.A" style:family="table-column">
      <style:table-column-properties style:column-width="1.15in"/>
    </style:style>
    <style:style style:name="표1.B" style:family="table-column">
      <style:table-column-properties style:column-width="1.0958in"/>
    </style:style>
    <style:style style:name="표1.C" style:family="table-column">
      <style:table-column-properties style:column-width="1.274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B2"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1.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style:font-size-asian="12pt" style:language-asian="ko" style:country-asian="KR" style:font-size-complex="12pt"/>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_30_">
      <style:paragraph-properties fo:margin-left="0in" fo:margin-right="0in" fo:text-align="start" style:justify-single-word="false" fo:text-indent="0in" style:auto-text-indent="false" style:snap-to-layout-grid="false"/>
      <style:text-properties fo:color="#000000" fo:font-size="12pt" fo:font-weight="normal" style:font-size-asian="12pt" style:language-asian="ko" style:country-asian="KR" style:font-weight-asian="normal" style:font-size-complex="12pt" style:font-weight-complex="normal"/>
    </style:style>
    <style:style style:name="P5"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8pt" fo:font-weight="bold" style:font-name-asian="한양신명조" style:font-size-asian="18pt" style:language-asian="ko" style:country-asian="KR" style:font-weight-asian="bold" style:font-size-complex="18pt" style:font-weight-complex="bold"/>
    </style:style>
    <style:style style:name="P6"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8pt" fo:font-weight="bold" officeooo:rsid="0018cd33" officeooo:paragraph-rsid="0018cd33" style:font-name-asian="한양신명조" style:font-size-asian="18pt" style:language-asian="ko" style:country-asian="KR" style:font-weight-asian="bold" style:font-size-complex="18pt" style:font-weight-complex="bold"/>
    </style:style>
    <style:style style:name="P7"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8pt" fo:font-weight="bold" officeooo:rsid="0028e616" style:font-name-asian="한양신명조" style:font-size-asian="18pt" style:language-asian="ko" style:country-asian="KR" style:font-weight-asian="bold" style:font-size-complex="18pt" style:font-weight-complex="bold"/>
    </style:style>
    <style:style style:name="P8"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3.6999998092651pt" fo:font-weight="normal" officeooo:paragraph-rsid="001c4b6e" style:font-name-asian="한양신명조" style:font-size-asian="12pt" style:language-asian="ko" style:country-asian="KR" style:font-weight-asian="normal" style:font-size-complex="13.6999998092651pt" style:font-weight-complex="normal"/>
    </style:style>
    <style:style style:name="P9"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3.6999998092651pt" fo:font-weight="normal" officeooo:rsid="0019cda5" officeooo:paragraph-rsid="0018cd33" style:font-name-asian="한양신명조" style:font-size-asian="12pt" style:language-asian="ko" style:country-asian="KR" style:font-weight-asian="normal" style:font-size-complex="13.6999998092651pt" style:font-weight-complex="normal"/>
    </style:style>
    <style:style style:name="P10"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3.6999998092651pt" fo:font-weight="normal" officeooo:rsid="0019cda5" officeooo:paragraph-rsid="0019cda5" style:font-name-asian="한양신명조" style:font-size-asian="12pt" style:language-asian="ko" style:country-asian="KR" style:font-weight-asian="normal" style:font-size-complex="13.6999998092651pt" style:font-weight-complex="normal"/>
    </style:style>
    <style:style style:name="P11"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3.6999998092651pt" fo:font-weight="normal" officeooo:rsid="002674c5" officeooo:paragraph-rsid="0028e616" style:font-name-asian="한양신명조" style:font-size-asian="12pt" style:language-asian="ko" style:country-asian="KR" style:font-weight-asian="normal" style:font-size-complex="13.6999998092651pt" style:font-weight-complex="normal"/>
    </style:style>
    <style:style style:name="P12"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0pt" fo:font-weight="bold" style:font-name-asian="한양견고딕" style:font-size-asian="20pt" style:language-asian="ko" style:country-asian="KR" style:font-weight-asian="bold" style:font-size-complex="20pt" style:font-weight-complex="bold"/>
    </style:style>
    <style:style style:name="P13"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0pt" fo:font-weight="bold" officeooo:paragraph-rsid="002a42e9" style:font-name-asian="한양견고딕" style:font-size-asian="20pt" style:language-asian="ko" style:country-asian="KR" style:font-weight-asian="bold" style:font-size-complex="20pt" style:font-weight-complex="bold"/>
    </style:style>
    <style:style style:name="P14"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style:font-name-asian="한양신명조1" style:font-size-asian="18pt" style:language-asian="ko" style:country-asian="KR" style:font-weight-asian="bold" style:font-size-complex="18pt" style:font-weight-complex="bold"/>
    </style:style>
    <style:style style:name="P1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8pt" fo:font-weight="bold" style:font-name-asian="한양신명조1" style:font-size-asian="18pt" style:language-asian="ko" style:country-asian="KR" style:font-weight-asian="bold" style:font-size-complex="18pt" style:font-weight-complex="bold"/>
    </style:style>
    <style:style style:name="P1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style:font-name-asian="한양신명조1" style:font-size-asian="12pt" style:language-asian="ko" style:country-asian="KR" style:font-weight-asian="normal" style:font-size-complex="12pt" style:font-weight-complex="normal"/>
    </style:style>
    <style:style style:name="P1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120018" style:font-name-asian="한양신명조1" style:font-size-asian="12pt" style:language-asian="ko" style:country-asian="KR" style:font-weight-asian="normal" style:font-size-complex="12pt" style:font-weight-complex="normal"/>
    </style:style>
    <style:style style:name="P1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4pt" fo:font-weight="bold" officeooo:paragraph-rsid="002a42e9" style:font-name-asian="한양견고딕" style:font-size-asian="24pt" style:language-asian="ko" style:country-asian="KR" style:font-weight-asian="bold" style:font-size-complex="24pt" style:font-weight-complex="bold"/>
    </style:style>
    <style:style style:name="P19" style:family="paragraph" style:parent-style-name="_30_">
      <style:paragraph-properties fo:margin-left="0in" fo:margin-right="0in" fo:text-align="start" style:justify-single-word="false" fo:text-indent="0in" style:auto-text-indent="false" style:snap-to-layout-grid="false"/>
      <style:text-properties fo:color="#000000" officeooo:paragraph-rsid="00120018"/>
    </style:style>
    <style:style style:name="P20" style:family="paragraph" style:parent-style-name="_30_">
      <style:paragraph-properties fo:margin-left="0in" fo:margin-right="0in" fo:text-align="start" style:justify-single-word="false" fo:text-indent="0in" style:auto-text-indent="false" style:snap-to-layout-grid="false"/>
      <style:text-properties fo:color="#2323dc"/>
    </style:style>
    <style:style style:name="P21" style:family="paragraph" style:parent-style-name="_30_">
      <style:paragraph-properties fo:margin-left="0in" fo:margin-right="0in" fo:text-align="start" style:justify-single-word="false" fo:text-indent="0in" style:auto-text-indent="false" style:snap-to-layout-grid="false"/>
      <style:text-properties fo:color="#2323dc" style:font-name="바탕1" fo:language="en" fo:country="US" style:font-name-asian="한양신명조1" style:language-asian="ko" style:country-asian="KR"/>
    </style:style>
    <style:style style:name="P22" style:family="paragraph" style:parent-style-name="_30_">
      <style:paragraph-properties fo:margin-left="0in" fo:margin-right="0in" fo:text-align="start" style:justify-single-word="false" fo:text-indent="0in" style:auto-text-indent="false" style:snap-to-layout-grid="false"/>
      <style:text-properties style:font-name="바탕1" fo:language="en" fo:country="US" officeooo:paragraph-rsid="000861d1" style:font-name-asian="한양신명조1" style:language-asian="ko" style:country-asian="KR"/>
    </style:style>
    <style:style style:name="P23" style:family="paragraph" style:parent-style-name="_30_">
      <style:paragraph-properties fo:margin-left="0in" fo:margin-right="0in" fo:text-align="start" style:justify-single-word="false" fo:text-indent="0in" style:auto-text-indent="false" style:snap-to-layout-grid="false"/>
      <style:text-properties fo:color="#ff3366" style:font-name="한양신명조" fo:font-size="13.6999998092651pt" fo:font-weight="normal" officeooo:rsid="002674c5" officeooo:paragraph-rsid="001c4b6e" style:font-name-asian="한양신명조" style:font-size-asian="12pt" style:language-asian="ko" style:country-asian="KR" style:font-weight-asian="normal" style:font-size-complex="13.6999998092651pt" style:font-weight-complex="normal"/>
    </style:style>
    <style:style style:name="P24" style:family="paragraph" style:parent-style-name="Text_20_body">
      <style:paragraph-properties fo:margin-left="0in" fo:margin-right="0in" fo:text-align="start" style:justify-single-word="false" fo:text-indent="0in" style:auto-text-indent="false" style:snap-to-layout-grid="false"/>
      <style:text-properties style:font-name="바탕1" fo:language="en" fo:country="US" style:font-name-asian="한양신명조1" style:language-asian="ko" style:country-asian="KR"/>
    </style:style>
    <style:style style:name="P25"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2d69a9" style:font-name-asian="한양신명조1" style:font-size-asian="18pt" style:language-asian="ko" style:country-asian="KR" style:font-weight-asian="bold" style:font-size-complex="18pt" style:font-weight-complex="bold"/>
    </style:style>
    <style:style style:name="T1" style:family="text">
      <style:text-properties style:font-name="바탕1" fo:font-weight="bold" style:font-name-asian="한양신명조1" style:font-weight-asian="bold" style:font-weight-complex="bold"/>
    </style:style>
    <style:style style:name="T2" style:family="text">
      <style:text-properties style:font-name="바탕1" fo:language="en" fo:country="US" style:font-name-asian="한양신명조1"/>
    </style:style>
    <style:style style:name="T3" style:family="text">
      <style:text-properties style:font-name="바탕1" fo:language="en" fo:country="US" style:font-name-asian="한양신명조1" style:language-asian="ko" style:country-asian="KR"/>
    </style:style>
    <style:style style:name="T4" style:family="text">
      <style:text-properties fo:color="#2323dc" style:font-name="바탕1" fo:font-size="12pt" fo:language="en" fo:country="US" fo:font-weight="normal" style:font-name-asian="한양신명조1" style:font-size-asian="12pt" style:language-asian="ko" style:country-asian="KR" style:font-weight-asian="normal" style:font-size-complex="12pt" style:font-weight-complex="normal"/>
    </style:style>
    <style:style style:name="T5" style:family="text">
      <style:text-properties fo:color="#2323dc" style:font-name="바탕1" fo:language="en" fo:country="US" style:font-name-asian="한양신명조1"/>
    </style:style>
    <style:style style:name="T6" style:family="text">
      <style:text-properties fo:color="#2323dc" style:font-name="바탕1" fo:language="en" fo:country="US" style:font-name-asian="한양신명조1" style:language-asian="ko" style:country-asian="KR"/>
    </style:style>
    <style:style style:name="T7" style:family="text">
      <style:text-properties officeooo:rsid="000861d1"/>
    </style:style>
    <style:style style:name="T8" style:family="text">
      <style:text-properties officeooo:rsid="0008e17b"/>
    </style:style>
    <style:style style:name="T9" style:family="text">
      <style:text-properties fo:font-size="18pt" fo:font-weight="bold" officeooo:rsid="0018cd33" style:font-size-asian="18pt" style:font-weight-asian="bold" style:font-size-complex="18pt" style:font-weight-complex="bold"/>
    </style:style>
    <style:style style:name="T10" style:family="text">
      <style:text-properties fo:font-size="18pt" fo:font-weight="bold" officeooo:rsid="001dd861" style:font-size-asian="18pt" style:font-weight-asian="bold" style:font-size-complex="18pt" style:font-weight-complex="bold"/>
    </style:style>
    <style:style style:name="T11" style:family="text">
      <style:text-properties fo:font-size="18pt" fo:font-weight="bold" officeooo:rsid="0028e616" style:font-size-asian="18pt" style:font-weight-asian="bold" style:font-size-complex="18pt" style:font-weight-complex="bold"/>
    </style:style>
    <style:style style:name="T12" style:family="text">
      <style:text-properties officeooo:rsid="0013deea"/>
    </style:style>
    <style:style style:name="T13" style:family="text">
      <style:text-properties officeooo:rsid="0028e616"/>
    </style:style>
    <style:style style:name="T14" style:family="text">
      <style:text-properties officeooo:rsid="002d69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text:s/></text:p>
      <text:p text:style-name="P18"><text:s/>마이크로프로세서</text:p>
      <text:p text:style-name="P14"/>
      <text:p text:style-name="P14"/>
      <text:p text:style-name="P25"><text:span text:style-name="T14">Team Clear</text:span></text:p>
      <text:p text:style-name="P14">&lt;Antarctic Adventure&gt;</text:p>
      <text:p text:style-name="P14"/>
      <text:p text:style-name="P14"/>
      <text:p text:style-name="P14"/>
      <table:table table:name="표1" table:style-name="표1">
        <table:table-column table:style-name="표1.A"/>
        <table:table-column table:style-name="표1.B"/>
        <table:table-column table:style-name="표1.C"/>
        <table:table-row>
          <table:table-cell table:style-name="표1.A1" office:value-type="string">
            <text:p text:style-name="P1">이름</text:p>
          </table:table-cell>
          <table:table-cell table:style-name="표1.A1" office:value-type="string">
            <text:p text:style-name="P1">학번</text:p>
          </table:table-cell>
          <table:table-cell table:style-name="표1.C1" office:value-type="string">
            <text:p text:style-name="P1">github_ID</text:p>
          </table:table-cell>
        </table:table-row>
        <table:table-row>
          <table:table-cell table:style-name="표1.A2" office:value-type="string">
            <text:p text:style-name="P1">김성현</text:p>
          </table:table-cell>
          <table:table-cell table:style-name="표1.B2" office:value-type="float" office:value="892054">
            <text:p text:style-name="P2">892054</text:p>
          </table:table-cell>
          <table:table-cell table:style-name="표1.C3" office:value-type="string">
            <text:p text:style-name="P2">kimsunghyun</text:p>
          </table:table-cell>
        </table:table-row>
        <table:table-row>
          <table:table-cell table:style-name="표1.A2" office:value-type="string">
            <text:p text:style-name="P1">한원석</text:p>
          </table:table-cell>
          <table:table-cell table:style-name="표1.B2" office:value-type="float" office:value="692083">
            <text:p text:style-name="P2">692083</text:p>
          </table:table-cell>
          <table:table-cell table:style-name="표1.C3" office:value-type="string">
            <text:p text:style-name="P1">rucius</text:p>
          </table:table-cell>
        </table:table-row>
      </table:table>
      <text:p text:style-name="P14"/>
      <text:p text:style-name="P15"/>
      <text:p text:style-name="P15"/>
      <text:p text:style-name="P15"/>
      <text:p text:style-name="P15"/>
      <text:p text:style-name="P15"/>
      <text:p text:style-name="P15"><text:soft-page-break/></text:p>
      <text:p text:style-name="P15">1. 프로젝트 소개</text:p>
      <text:p text:style-name="P4">' <text:span text:style-name="T1">Antarctic Adventure’(남극탐험) </text:span>은 1985년 코나미에서 만든 아케이드 형식의 게임이다.</text:p>
      <table:table table:name="표2" table:style-name="표2">
        <table:table-column table:style-name="표2.A"/>
        <table:table-column table:style-name="표2.B"/>
        <table:table-row>
          <table:table-cell table:style-name="표2.A1" office:value-type="string">
            <text:p text:style-name="P3"><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3"><draw:frame draw:style-name="fr2" draw:name="그림2" text:anchor-type="paragraph" svg:width="3.2701in" svg:height="1.9839in" draw:z-index="5"><draw:image xlink:href="Pictures/2000000700002F5700001CBC855E0B33.svm" xlink:type="simple" xlink:show="embed" xlink:actuate="onLoad"/></draw:frame></text:p>
          </table:table-cell>
        </table:table-row>
        <table:table-row>
          <table:table-cell table:style-name="표2.A2" office:value-type="string">
            <text:p text:style-name="P3"><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3"><draw:frame draw:style-name="fr3" draw:name="그림4" text:anchor-type="paragraph" svg:width="3.2701in" svg:height="2.1882in" draw:z-index="4"><draw:image xlink:href="Pictures/20000007000027B100001A9118047A2D.svm" xlink:type="simple" xlink:show="embed" xlink:actuate="onLoad"/></draw:frame></text:p>
          </table:table-cell>
        </table:table-row>
      </table:table>
      <text:p text:style-name="P16"><text:s text:c="2"/><text:line-break/> <text:s/>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p>
      <text:p text:style-name="P7"/>
      <text:p text:style-name="P7"/>
      <text:p text:style-name="P7"><text:soft-page-break/></text:p>
      <text:p text:style-name="P5"><text:span text:style-name="T13">2</text:span><text:span text:style-name="T8">. </text:span>문제점 및 제약 사항과 극복 방안</text:p>
      <text:p text:style-name="P17">원격 디버거가 없어 디버깅이 어렵다.</text:p>
      <text:p text:style-name="P19"><text:span text:style-name="T4">→ </text:span><text:span text:style-name="T5">Emulator</text:span><text:span text:style-name="T6">를 이용하여 PC 상에서 확인하고, wifi를 이용하여 직접 닌텐도에서 테스트한다.</text:span></text:p>
      <text:p text:style-name="P22">닌텐도 라이<text:span text:style-name="T7">브</text:span>러리<text:span text:style-name="T12">(사운드 등 수업시간에 배우지 않았는데 필요한 것)</text:span>에 대한 지식이 부족하고 마이크로프로세스 프로그래밍 경험이 부족하다.</text:p>
      <text:p text:style-name="P20"><text:span text:style-name="T3">→ </text:span><text:span text:style-name="T2">개발 관련 서적 및 </text:span><text:span text:style-name="T3">공개된 오픈소스 등을 이용하여 부족한 부분을 채운다.</text:span></text:p>
      <text:p text:style-name="P24">개발기간이 길지 않으며, 다른 여러 프로젝트와 병행 진행 된다.</text:p>
      <text:p text:style-name="P21">→ 설계에 많은 시간을 투자하여 정확한 설계를 하고 프로젝트 관리 툴을 이용하여 개발한다.</text:p>
      <text:p text:style-name="P21"/>
      <text:p text:style-name="P6"/>
      <text:p text:style-name="P6">3. 소프트웨어 구조도</text:p>
      <text:p text:style-name="P9"><draw:frame draw:style-name="fr4" draw:name="그림5" text:anchor-type="paragraph" svg:x="0in" svg:y="0.1146in" svg:width="6.6929in" svg:height="4.3228in" draw:z-index="2"><draw:image xlink:href="Pictures/200000090000797200004E737BB2FDC9.svm" xlink:type="simple" xlink:show="embed" xlink:actuate="onLoad"/></draw:frame></text:p>
      <text:p text:style-name="P10"><text:soft-page-break/></text:p>
      <text:p text:style-name="P8"><text:span text:style-name="T10">4</text:span><text:span text:style-name="T9">. 하드웨어 구조도</text:span></text:p>
      <text:p text:style-name="P23"><draw:frame draw:style-name="fr4" draw:name="그림6" text:anchor-type="paragraph" svg:x="0.4909in" svg:y="-0.0063in" svg:width="5.5583in" svg:height="7.5201in" draw:z-index="6"><draw:image xlink:href="Pictures/20000007000024B20000307A312F61D1.svm" xlink:type="simple" xlink:show="embed" xlink:actuate="onLoad"/></draw:frame></text:p>
      <text:p text:style-name="P23"/>
      <text:p text:style-name="P23"/>
      <text:p text:style-name="P23"><text:soft-page-break/></text:p>
      <text:p text:style-name="P11"><text:span text:style-name="T11">5</text:span><text:span text:style-name="T9">. 테스트 계획</text:span></text:p>
      <text:p text:style-name="P23"><draw:frame draw:style-name="fr5" draw:name="그림7" text:anchor-type="paragraph" svg:width="6.6929in" svg:height="6.9791in" draw:z-index="3"><draw:image xlink:href="Pictures/200000090000521100005595F9DC2D4D.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한양신명조" svg:font-family="한양신명조"/>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견고딕" svg:font-family="한양견고딕" style:font-family-generic="system" style:font-pitch="variable"/>
    <style:font-face style:name="한양신명조1" svg:font-family="한양신명조"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바탕" fo:font-size="12pt" fo:language="en" fo:country="US" style:letter-kerning="true" style:font-name-asian="바탕1" style:font-size-asian="12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성현 김</meta:initial-creator>
    <meta:creation-date>2012-11-15T02:16:40.87</meta:creation-date>
    <dc:date>2012-12-20T14:31:58.42</dc:date>
    <meta:editing-duration>PT1H9M33S</meta:editing-duration>
    <meta:editing-cycles>35</meta:editing-cycles>
    <meta:generator>LibreOffice/3.6$Windows_x86 LibreOffice_project/da8c1e6-fd468f4-454e206-f42a4a9-143cfd</meta:generator>
    <meta:document-statistic meta:table-count="2" meta:image-count="7" meta:object-count="0" meta:page-count="5" meta:paragraph-count="26" meta:word-count="505" meta:character-count="750" meta:non-whitespace-character-count="600"/>
  </office:meta>
</office:document-meta>
</file>